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3.5484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5.90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ubmissões/acerto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96-A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5" office:value-type="float" office:value="900" calcext:value-type="float">
            <text:p>900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Strings, Implementação</text:p>
          </table:table-cell>
          <table:table-cell office:value-type="string" calcext:value-type="string">
            <text:p>https://codeforces.com/contest/96/problem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60-A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5" office:value-type="float" office:value="900" calcext:value-type="float">
            <text:p>900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Guloso</text:p>
          </table:table-cell>
          <table:table-cell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363-B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5" office:value-type="float" office:value="1100" calcext:value-type="float">
            <text:p>1100</text:p>
          </table:table-cell>
          <table:table-cell office:value-type="string" calcext:value-type="string">
            <text:p>Fácil/Médio</text:p>
          </table:table-cell>
          <table:table-cell office:value-type="string" calcext:value-type="string">
            <text:p>Força Bruta</text:p>
          </table:table-cell>
          <table:table-cell office:value-type="string" calcext:value-type="string">
            <text:p>https://codeforces.com/contest/363/problem/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456-A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ácil/Médio</text:p>
          </table:table-cell>
          <table:table-cell office:value-type="string" calcext:value-type="string">
            <text:p>Guloso/Sort</text:p>
          </table:table-cell>
          <table:table-cell office:value-type="string" calcext:value-type="string">
            <text:p>https://codeforces.com/problemset/problem/456/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270-A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https://codeforces.com/problemset/problem/270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sabia como calcular nº de lados de um poligono regular em função do angulo. Dar uma olhada e anotar as principais fórmulas.</text:p>
          </table:table-cell>
        </table:table-row>
        <table:table-row table:style-name="ro2">
          <table:table-cell office:value-type="string" calcext:value-type="string">
            <text:p>313-B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https://codeforces.com/problemset/problem/313/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68-B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https://codeforces.com/problemset/problem/368/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27-A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7-B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number-columns-repeated="2"/>
        </table:table-row>
        <table:table-row table:style-name="ro2" table:number-rows-repeated="104856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05T07:43:03.409135523</dc:date>
    <meta:editing-duration>PT24M28S</meta:editing-duration>
    <meta:editing-cycles>3</meta:editing-cycles>
    <meta:generator>LibreOffice/7.3.7.2$Linux_X86_64 LibreOffice_project/30$Build-2</meta:generator>
    <meta:document-statistic meta:table-count="1" meta:cell-count="56" meta:object-count="0"/>
  </office:meta>
</office:document-meta>
</file>